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data-style-name="N44">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font-name-asian="AR PL SungtiL GB" style:font-name-complex="Lohit Hindi"/>
    </style:style>
    <style:style style:name="ce122"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60" office:value-type="string" calcext:value-type="string">
            <text:p>Things due</text:p>
          </table:table-cell>
          <table:table-cell table:style-name="ce75"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2"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6"/>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77"/>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5"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4"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5"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4" office:value-type="string" calcext:value-type="string">
            <text:p>1 Logo DUE</text:p>
          </table:table-cell>
          <table:table-cell table:style-name="ce125"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4"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First essay for NMD100 (on first topic from syllabus) DUE<text:span text:style-name="T5">P First five chapters of </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P Scratch quiz game don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3"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3" office:value-type="string" calcext:value-type="string">
            <text:p>1 Scratch quiz game DUE</text:p>
          </table:table-cell>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2"/>
          <table:table-cell table:style-name="ce8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8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2" office:value-type="string" calcext:value-type="string">
            <text:p>- Jeopardy questions</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don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4"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3" office:value-type="string" calcext:value-type="string">
            <text:p>- <text:span text:style-name="T9">The Victorian Internet</text:span><text:span text:style-name="T8"> reading and responses for every 1 or 2 chapters DUE</text:span></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4"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one?</text:p>
          </table:table-cell>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3" office:value-type="string" calcext:value-type="string">
            <text:p>- Circles masterwork study DUE</text:p>
          </table:table-cell>
          <table:table-cell table:style-name="ce77"/>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2"/>
          <table:table-cell table:style-name="ce77"/>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 Comic final outline don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4" office:value-type="string" calcext:value-type="string">
            <text:p>- Comic final outline DUE</text:p>
          </table:table-cell>
          <table:table-cell table:style-name="ce77"/>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1"/>
          <table:table-cell table:style-name="ce8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Rent check DUE $401,19</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4" office:value-type="string" calcext:value-type="string">
            <text:p>0 War of the Worlds blog pos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4" office:value-type="string" calcext:value-type="string">
            <text:p>P War of the Worlds blog post</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1 Frogger game DUE- Portrai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office:value-type="string" calcext:value-type="string">
            <text:p>- Resource post 10: 31 Oct. DUE</text:p>
          </table:table-cell>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4"/>
          <table:table-cell table:style-name="ce7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4"/>
          <table:table-cell table:style-name="ce77"/>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4"/>
          <table:table-cell table:style-name="ce77"/>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4"/>
          <table:table-cell table:style-name="ce77"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4" office:value-type="string" calcext:value-type="string">
            <text:p>- The Circle reading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4" office:value-type="string" calcext:value-type="string">
            <text:p>- Resource post 11: 7 Nov.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4" office:value-type="string" calcext:value-type="string">
            <text:p>- Research Project summary DUE </text:p>
          </table:table-cell>
          <table:table-cell table:style-name="ce77"/>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4" office:value-type="string" calcext:value-type="string">
            <text:p>- Jeopardy questions based on summary DUE</text:p>
          </table:table-cell>
          <table:table-cell table:style-name="ce77"/>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4" office:value-type="string" calcext:value-type="string">
            <text:p>- "Powerpoint" based on summary DUE</text:p>
          </table:table-cell>
          <table:table-cell table:style-name="ce77"/>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1 Research Project DUE - Resource post 12: 14 Nov. DUE</text:p>
          </table:table-cell>
          <table:table-cell table:style-name="ce77"/>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office:value-type="string" calcext:value-type="string">
            <text:p>- finish Jeopardy</text:p>
          </table:table-cell>
          <table:table-cell table:style-name="ce77"/>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1" office:value-type="string" calcext:value-type="string">
            <text:p>if this is Friday, p5.js 20-25 shapes picture ue</text:p>
          </table:table-cell>
          <table:table-cell table:style-name="ce77"/>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4" office:value-type="string" calcext:value-type="string">
            <text:p>- Third essay topic in syllabus DUE<text:span text:style-name="T11">- (Resource post 13: 21 Nov. DUE)</text:span></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4" office:value-type="string" calcext:value-type="string">
            <text:p>- 2nd essay topic in syllabus DUE</text:p>
          </table:table-cell>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1"/>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4"/>
          <table:table-cell table:style-name="ce77"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1"/>
          <table:table-cell table:style-name="ce77"/>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9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5"/>
          <table:table-cell table:style-name="ce9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6" office:value-type="string" calcext:value-type="string">
            <text:p>1 DUE Document Redesign</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100"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1"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2"/>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3"/>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4"/>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4"/>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4"/>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4"/>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5"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6"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8"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9"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1"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7"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2"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3"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4"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1"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5"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1"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6"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8"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9"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0"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70"/>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1"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1" office:value-type="string" calcext:value-type="string">
            <text:p>1 (multivitamin only — vitamin D seems to be empty)</text:p>
          </table:table-cell>
          <table:table-cell table:style-name="ce121"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1"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table:style-name="ce121"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3"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3"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3"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3"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9"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1" office:value-type="string" calcext:value-type="string">
            <text:p>1 (multivitamin only — vitamin D seems to be empty)</text:p>
          </table:table-cell>
          <table:table-cell office:value-type="string" calcext:value-type="string">
            <text:p>03,17</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table:number-columns-repeated="1001"/>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3">00/00/0000</text:date>, <text:time style:data-style-name="N2" text:time-value="18:55:01.70907252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3T03:17:27.558085672</dc:date>
    <meta:creation-date>2016-09-05T22:47:24Z</meta:creation-date>
    <meta:editing-cycles>1576</meta:editing-cycles>
    <meta:editing-duration>P32DT18H48M5S</meta:editing-duration>
    <meta:generator>LibreOffice/5.2.7.2$Linux_X86_64 LibreOffice_project/20m0$Build-2</meta:generator>
    <meta:document-statistic meta:table-count="4" meta:cell-count="4319" meta:object-count="0"/>
  </office:meta>
</office:document-meta>
</file>